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Jenkins task : </text:span></text:p>
      <text:p text:style-name="P1"><text:span text:style-name="T2">task : </text:span></text:p>
      <text:p text:style-name="P1"><text:span text:style-name="T2">ec2-user (linux-machin) - jenkins server / ubuntu machine - agent </text:span></text:p>
      <text:p text:style-name="P1"><text:span text:style-name="T2">need to connect ssh via ubuntu machine and checkout the github file and run the docker compose file . </text:span></text:p>
      <text:p text:style-name="P1"><text:span text:style-name="T2">two type of connection to agent machine :</text:span></text:p>
      <text:p text:style-name="P1"><text:span text:style-name="T2"><text:tab/>1 . agent node</text:span></text:p>
      <text:p text:style-name="P1"><text:span text:style-name="T2"><text:tab/>2 . SSH via </text:span></text:p>
      <text:p text:style-name="P1"><text:span text:style-name="T2">1 . agent node :</text:span></text:p>
      <text:p text:style-name="P1"><text:span text:style-name="T3">install plugin : ssh agent , java , ssh related </text:span></text:p>
      <text:p text:style-name="P1"><text:span text:style-name="T4">Add Credentials :</text:span></text:p>
      <text:p text:style-name="P1"><text:span text:style-name="T5">ssh username with private key </text:span></text:p>
      <text:p text:style-name="P1"><text:span text:style-name="T5">id : ssh-agent</text:span></text:p>
      <text:p text:style-name="P1"><text:span text:style-name="T5">description : ssh-agent</text:span></text:p>
      <text:p text:style-name="P1"><text:span text:style-name="T5">username : ubuntu</text:span><text:span text:style-name="T6"><text:tab/></text:span></text:p>
      <text:p text:style-name="P1"><text:span text:style-name="T7">private key : newly create ec2instance private key<text:s text:c="2"/>copy and past</text:span></text:p>
      <text:p text:style-name="P1"><text:span text:style-name="T8">newly create ec2 instace generate public and private key : </text:span></text:p>
      <text:p text:style-name="P1"><text:span text:style-name="T8">go to that instence </text:span></text:p>
      <text:p text:style-name="P1"><text:span text:style-name="T9">$ssh-key gen </text:span></text:p>
      <text:p text:style-name="P1"><text:span text:style-name="T9">access to that file 600 </text:span></text:p>
      <text:p text:style-name="P1"><text:span text:style-name="T10">create pipline go to config (create ec2 instance this pipline)</text:span></text:p>
      <text:p text:style-name="P1"><text:span text:style-name="T10">pipline name : ssh-pipline</text:span></text:p>
      <text:p text:style-name="P1"><text:span text:style-name="T11">pipline script :</text:span></text:p>
      <text:p text:style-name="P1"><text:span text:style-name="T11">build trigger : </text:span></text:p>
      <text:p text:style-name="P1"><text:span text:style-name="T11">Poll SCM : ****</text:span></text:p>
      <text:p text:style-name="P1"><text:span text:style-name="T12">create node agent in node seating </text:span></text:p>
      <text:p text:style-name="P1"><text:span text:style-name="T12">pipline name : dev</text:span></text:p>
      <text:p text:style-name="P1"><text:span text:style-name="T12">add node agent </text:span></text:p>
      <text:p text:style-name="P1"><text:span text:style-name="T12">build trigger : </text:span></text:p>
      <text:p text:style-name="P1"><text:span text:style-name="T12">Poll SCM : ****</text:span></text:p>
      <text:p text:style-name="P1"><text:span text:style-name="T12">pipline script : </text:span></text:p>
      <text:p text:style-name="P1"><text:span text:style-name="T13">name : ec2_linux</text:span></text:p>
      <text:p text:style-name="P1"><text:span text:style-name="T13">Description : nill</text:span></text:p>
      <text:p text:style-name="P1"><text:span text:style-name="T13">Labels :ubuntu</text:span></text:p>
      <text:p text:style-name="P1"><text:span text:style-name="T13">Usage : nill</text:span></text:p>
      <text:p text:style-name="P1"><text:span text:style-name="T13">Custom WorkDir path : /home/ubuntu/vignech</text:span></text:p>
      <text:p text:style-name="P1"><text:span text:style-name="T13">Internal data directory : remoting</text:span></text:p>
      <text:p text:style-name="P1"><text:span text:style-name="T13">agent online : run ths script install java also </text:span></text:p>
      <text:p text:style-name="P1"><text:span text:style-name="T13">curl -sO<text:s/></text:span><text:a xlink:href="http://44.202.165.7:8080/jnlpJars/agent.jar"><text:span text:style-name="T14">http://44.202.165.7:8080/jnlpJars/agent.jar</text:span></text:a><text:span text:style-name="T15"/></text:p>
      <text:p text:style-name="P1"><text:span text:style-name="T16">java -jar agent.jar -jnlpUrl<text:s/></text:span><text:a xlink:href="http://44.202.165.7:8080/computer/ec2_linux/jenkins-agent.jnlp"><text:span text:style-name="T18">http://44.202.165.7:8080/computer/ec2%5Flinux/jenkins-agent.jnlp</text:span></text:a><text:span text:style-name="T19"><text:s/>-workDir "/home/ubuntu/vignech"</text:span></text:p>
      <text:p text:style-name="P1"><text:span text:style-name="T20">2 . want to SSH connect need to go the </text:span></text:p>
      <text:p text:style-name="P1"><text:span text:style-name="T21">go to jenkins manage --&gt; system --&gt; SSH remote hosts add</text:span></text:p>
      <text:p text:style-name="P1"><text:span text:style-name="T21">pipline location :</text:span><text:span text:style-name="T22"><text:s/>C:\Users\Vignesh Ravi\Desktop\Ideas2it-project\Learing\Task\Task 4 - jenkins\ssh_pipeline</text:span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3"/></text:p>
      <text:p text:style-name="P1"><text:span text:style-name="T24"><text:s text:c="6"/></text:span></text:p>
      <text:p text:style-name="P1"><text:span text:style-name="T24"><text:s text:c="8"/></text:span></text:p>
      <text:p text:style-name="P1"><text:span text:style-name="T2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